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36cm"/>
    </style:style>
    <style:style style:name="co7" style:family="table-column">
      <style:table-column-properties fo:break-before="auto" style:column-width="3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Accent_20_2">
      <style:table-cell-properties fo:wrap-option="wrap"/>
    </style:style>
    <style:style style:name="ce12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線條箭頭_20_1" draw:marker-start-width="0.2cm" draw:marker-start-center="false" draw:fill="solid" draw:fill-color="#ffffc0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7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Default"/>
        <table:table-row table:style-name="ro1">
          <table:table-cell table:style-name="ce3" office:value-type="string" calcext:value-type="string">
            <office:annotation draw:style-name="gr1" draw:text-style-name="P2" svg:width="2.899cm" svg:height="1.799cm" svg:x="3.307cm" svg:y="0cm" draw:caption-point-x="-0.61cm" draw:caption-point-y="0.01cm">
              <dc:creator>WJ</dc:creator>
              <dc:date>2021-09-24T00:00:00</dc:date>
              <text:p text:style-name="P1"><text:span text:style-name="T1">受測干擾物的濃度</text:span></text:p>
            </office:annotation>
            <text:p>interferent_level</text:p>
          </table:table-cell>
          <table:table-cell table:style-name="ce3" office:value-type="string" calcext:value-type="string">
            <office:annotation draw:style-name="gr1" draw:text-style-name="P2" svg:width="2.899cm" svg:height="1.799cm" svg:x="4.595cm" svg:y="0cm" draw:caption-point-x="-0.61cm" draw:caption-point-y="0.01cm">
              <dc:creator>WJ</dc:creator>
              <dc:date>2021-09-24T00:00:00</dc:date>
              <text:p text:style-name="P1"><text:span text:style-name="T1">加入干擾物的測量值</text:span></text:p>
            </office:annotation>
            <text:p>y</text:p>
          </table:table-cell>
          <table:table-cell table:style-name="ce3"/>
          <table:table-cell table:style-name="Accent_20_2" table:number-columns-repeated="101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1.4" calcext:value-type="float">
            <text:p>201.4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9.1" calcext:value-type="float">
            <text:p>199.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7.8" calcext:value-type="float">
            <text:p>197.8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9.6" calcext:value-type="float">
            <text:p>199.6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2.2" calcext:value-type="float">
            <text:p>202.2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17.8" calcext:value-type="float">
            <text:p>217.8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8.9" calcext:value-type="float">
            <text:p>228.9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6.5" calcext:value-type="float">
            <text:p>226.5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0.3" calcext:value-type="float">
            <text:p>220.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7.3" calcext:value-type="float">
            <text:p>237.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6.4" calcext:value-type="float">
            <text:p>236.4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9.7" calcext:value-type="float">
            <text:p>239.7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3.2" calcext:value-type="float">
            <text:p>243.2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3.8" calcext:value-type="float">
            <text:p>243.8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51.2" calcext:value-type="float">
            <text:p>251.2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8.5" calcext:value-type="float">
            <text:p>248.5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39.1" calcext:value-type="float">
            <text:p>239.1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2.8" calcext:value-type="float">
            <text:p>242.8</text:p>
          </table:table-cell>
          <table:table-cell table:number-columns-repeated="1020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55.4" calcext:value-type="float">
            <text:p>255.4</text:p>
          </table:table-cell>
          <table:table-cell table:number-columns-repeated="1020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44.4" calcext:value-type="float">
            <text:p>244.4</text:p>
          </table:table-cell>
          <table:table-cell table:number-columns-repeated="1020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53.7" calcext:value-type="float">
            <text:p>253.7</text:p>
          </table:table-cell>
          <table:table-cell table:number-columns-repeated="1020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54.6" calcext:value-type="float">
            <text:p>254.6</text:p>
          </table:table-cell>
          <table:table-cell table:number-columns-repeated="1020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51.3" calcext:value-type="float">
            <text:p>251.3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etting_ep7" table:style-name="ta1">
        <table:table-column table:style-name="co5" table:default-cell-style-name="ce12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11" office:value-type="string" calcext:value-type="string">
            <office:annotation draw:style-name="gr1" draw:text-style-name="P2" svg:width="2.899cm" svg:height="1.799cm" svg:x="3.185cm" svg:y="0cm" draw:caption-point-x="-0.61cm" draw:caption-point-y="0.01cm">
              <dc:creator>WJ</dc:creator>
              <dc:date>2021-09-24T00:00:00</dc:date>
              <text:p text:style-name="P1"><text:span text:style-name="T1">錯誤地拒絕虛無假設的機率</text:span><text:span text:style-name="T1">, </text:span><text:span text:style-name="T1">又名為</text:span><text:span text:style-name="T1">type-I error</text:span></text:p>
            </office:annotation>
            <text:p>alpha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5.722cm" svg:y="0cm" draw:caption-point-x="-0.61cm" draw:caption-point-y="0.01cm">
              <dc:creator>WJ</dc:creator>
              <dc:date>2021-09-23T00:00:00</dc:date>
              <text:p text:style-name="P1"><text:span text:style-name="T1">錯誤地不拒絕虛無假設的機率</text:span><text:span text:style-name="T1">, </text:span><text:span text:style-name="T1">又名為</text:span><text:span text:style-name="T1">type-II error</text:span></text:p>
            </office:annotation>
            <text:p>beta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7.98cm" svg:y="0cm" draw:caption-point-x="-0.61cm" draw:caption-point-y="0.01cm">
              <dc:creator>WJ</dc:creator>
              <dc:date>2021-09-24T00:00:00</dc:date>
              <text:p text:style-name="P1"><text:span text:style-name="T1">試驗器材本身的</text:span><text:span text:style-name="T1">repeatability (</text:span><text:span text:style-name="T1">參考</text:span><text:span text:style-name="T1">EP5)</text:span></text:p>
            </office:annotation>
            <text:p>repeatability</text:p>
          </table:table-cell>
          <table:table-cell table:style-name="Accent_20_2" office:value-type="string" calcext:value-type="string">
            <office:annotation draw:style-name="gr2" draw:text-style-name="P2" svg:width="2.899cm" svg:height="2.249cm" svg:x="11.776cm" svg:y="0cm" draw:caption-point-x="-0.61cm" draw:caption-point-y="0.01cm">
              <dc:creator>WJ</dc:creator>
              <dc:date>2021-09-24T00:00:00</dc:date>
              <text:p text:style-name="P1"><text:span text:style-name="T1">超過多少程度以上的差異算是顯著干擾</text:span><text:span text:style-name="T1">(0.075</text:span><text:span text:style-name="T1">表示</text:span><text:span text:style-name="T1">7.5%)</text:span></text:p>
            </office:annotation>
            <text:p>allowable_interference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14.033cm" svg:y="0cm" draw:caption-point-x="-0.61cm" draw:caption-point-y="0.01cm">
              <dc:creator>WJ</dc:creator>
              <dc:date>2021-09-24T00:00:00</dc:date>
              <text:p text:style-name="P1"><text:span text:style-name="T1">測試器材的量測單位</text:span></text:p>
            </office:annotation>
            <text:p>unit_of_device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16.291cm" svg:y="0cm" draw:caption-point-x="-0.61cm" draw:caption-point-y="0.01cm">
              <dc:date>2021-11-07T00:00:00</dc:date>
              <text:p text:style-name="P1"><text:span text:style-name="T1">干擾物的單位</text:span></text:p>
            </office:annotation>
            <text:p>unit_of_interferent</text:p>
          </table:table-cell>
          <table:table-cell table:style-name="Accent_20_2" table:number-columns-repeated="1014"/>
        </table:table-row>
        <table:table-row table:style-name="ro1">
          <table:table-cell table:number-columns-repeated="3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mg/dL</text:p>
          </table:table-cell>
          <table:table-cell table:number-columns-repeated="1014"/>
        </table:table-row>
        <table:table-row table:style-name="ro1" table:number-rows-repeated="7">
          <table:table-cell table:number-columns-repeated="1020"/>
        </table:table-row>
        <table:table-row table:style-name="ro1" table:number-rows-repeated="5">
          <table:table-cell table:style-name="Default"/>
          <table:table-cell table:number-columns-repeated="1019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">
      <number:number number:decimal-places="4" number:min-decimal-places="4" number:min-integer-digits="1"/>
    </number:number-style>
    <number:number-style style:name="N183">
      <number:number number:decimal-places="2" number:min-decimal-places="2" number:min-integer-digits="1"/>
      <number:text> </number:text>
    </number:number-style>
    <number:number-style style:name="N184">
      <number:number number:decimal-places="0" number:min-decimal-places="0" number:min-integer-digits="1"/>
      <number:text> </number:text>
    </number:number-style>
    <number:number-style style:name="N185P0" style:volatile="true">
      <number:number number:decimal-places="2" number:min-decimal-places="2" number:min-integer-digits="1"/>
      <number:text> </number:text>
    </number:number-style>
    <number:number-style style:name="N185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85P0"/>
    </number:number-style>
    <number:number-style style:name="N186">
      <number:number number:decimal-places="14" number:min-decimal-places="14" number:min-integer-digits="1"/>
    </number:number-style>
    <number:number-style style:name="N187">
      <number:number number:decimal-places="13" number:min-decimal-places="13" number:min-integer-digits="1"/>
    </number:number-style>
    <number:number-style style:name="N188">
      <number:number number:decimal-places="12" number:min-decimal-places="12" number:min-integer-digits="1"/>
    </number:number-style>
    <number:number-style style:name="N189">
      <number:number number:decimal-places="11" number:min-decimal-places="11" number:min-integer-digits="1"/>
    </number:number-style>
    <number:number-style style:name="N190">
      <number:number number:decimal-places="10" number:min-decimal-places="10" number:min-integer-digits="1"/>
    </number:number-style>
    <number:number-style style:name="N191">
      <number:number number:decimal-places="9" number:min-decimal-places="9" number:min-integer-digits="1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00/00/00</text:date>, <text:time style:data-style-name="N2" text:time-value="21:46:10.232132909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1-07T22:06:00.127582477</dc:date>
    <meta:editing-duration>PT6H11M24S</meta:editing-duration>
    <meta:editing-cycles>31</meta:editing-cycles>
    <meta:document-statistic meta:table-count="2" meta:cell-count="64" meta:object-count="0"/>
  </office:meta>
</office:document-meta>
</file>